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23_12-16-24_000.jpg</text:p>
          </table:table-cell>
          <table:table-cell table:style-name="ce19" office:value-type="string">
            <text:p>:m RES 1*1 / free# JVEMV6 70#_10 / 70. CO2 / w:~,topic=~,other=~,think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]=&quot;&quot;;[.C2];CONCATENATE([.C2];&quot; / &quot;;[.E2]))" office:value-type="string" office:string-value=":m RES 1*1 / free# JVEMV6 70#_10 / 70. CO2 / w:~,topic=~,other=~,think~">
            <text:p>:m RES 1*1 / free# JVEMV6 70#_10 / 70. CO2 / w:~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3-23_13-57-54_000.jpg</text:p>
          </table:table-cell>
          <table:table-cell table:style-name="ce19" office:value-type="string">
            <text:p>:PHOTO 記録 / @自室 / target=充電：シェーバー / for=~ / occation=開始</text:p>
          </table:table-cell>
          <table:table-cell table:style-name="ce4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6" table:formula="of:=IF([.E3]=&quot;&quot;;[.C3];CONCATENATE([.C3];&quot; / &quot;;[.E3]))" office:value-type="string" office:string-value=":PHOTO 記録 / @自室 / target=充電：シェーバー / for=~ / occation=開始">
            <text:p>:PHOTO 記録 / @自室 / target=充電：シェーバー / for=~ / occation=開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3_14-58-53_000.jpg</text:p>
          </table:table-cell>
          <table:table-cell table:style-name="ce18" office:value-type="string">
            <text:p>:m RES 1-2*2 / free# JVEMV6 71#_4 / 71. logic / w:operator;next;satisfaction-relation;atomic-propositions;satisfiability;entailment;equivalence,topic=linear-temporal-logic,other=orig+,think~</text:p>
          </table:table-cell>
          <table:table-cell table:style-name="ce18"/>
          <table:table-cell table:style-name="ce4"/>
          <table:table-cell table:style-name="ce4" office:value-type="string">
            <text:p>N-35-35-30.729675 E-139-34-45.864257</text:p>
          </table:table-cell>
          <table:table-cell table:style-name="ce36" table:formula="of:=IF([.E4]=&quot;&quot;;[.C4];CONCATENATE([.C4];&quot; / &quot;;[.E4]))" office:value-type="string" office:string-value=":m RES 1-2*2 / free# JVEMV6 71#_4 / 71. logic / w:operator;next;satisfaction-relation;atomic-propositions;satisfiability;entailment;equivalence,topic=linear-temporal-logic,other=orig+,think~">
            <text:p>:m RES 1-2*2 / free# JVEMV6 71#_4 / 71. logic / w:operator;next;satisfaction-relation;atomic-propositions;satisfiability;entailment;equivalence,topic=linear-temporal-logic,other=orig+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3_20-47-42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6]=&quot;&quot;;[.C6];CONCATENATE([.C6];&quot; / &quot;;[.E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4">
            <text:p>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2021/03/24</text:date>, <text:time>12:28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4T12:28:56.76</dc:date>
    <dc:creator>iwabuchi ken</dc:creator>
    <meta:editing-duration>P32DT4H41M24S</meta:editing-duration>
    <meta:editing-cycles>11990</meta:editing-cycles>
    <meta:document-statistic meta:table-count="1" meta:cell-count="330" meta:object-count="0"/>
  </office:meta>
</office:document-meta>
</file>